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D00000312BBD553BB198404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834cm" svg:y="-1.312cm" svg:width="27.37cm" svg:height="18.417cm" draw:z-index="0"><draw:image xlink:href="Pictures/100000010000063D00000312BBD553BB198404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11:09:04.937000000</meta:creation-date>
    <dc:date>2022-11-19T11:12:40.071000000</dc:date>
    <meta:editing-duration>PT3M35S</meta:editing-duration>
    <meta:editing-cycles>2</meta:editing-cycles>
    <meta:generator>LibreOffice/7.4.0.3$Windows_X86_64 LibreOffice_project/f85e47c08ddd19c015c0114a68350214f7066f5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